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FAC00005E4200000F318A4329386147B6C4.svg" manifest:media-type="image/svg+xml"/>
  <manifest:file-entry manifest:full-path="Pictures/10000201000003990000008711816E7B6275D6AE.png" manifest:media-type="image/png"/>
  <manifest:file-entry manifest:full-path="Pictures/100026C100005F3000000DF4AE6ACBFBB352743D.svg" manifest:media-type="image/svg+xml"/>
  <manifest:file-entry manifest:full-path="Pictures/100002010000045D000001BF3D94E63D73B8456D.png" manifest:media-type="image/png"/>
  <manifest:file-entry manifest:full-path="Pictures/100019BC00002CF500001BB3BBABD100693FBA68.svg" manifest:media-type="image/svg+xml"/>
  <manifest:file-entry manifest:full-path="Pictures/1000020100000298000001B978D616E3DAEEB815.png" manifest:media-type="image/png"/>
  <manifest:file-entry manifest:full-path="Pictures/10004796000044A000002D948040974FAE6DD44C.svg" manifest:media-type="image/svg+xml"/>
  <manifest:file-entry manifest:full-path="Pictures/10000201000003120000015265FF0E49499AB4D3.png" manifest:media-type="image/png"/>
  <manifest:file-entry manifest:full-path="Pictures/1000D51800006F2A00005E42D7D27891DE6E7C62.svg" manifest:media-type="image/svg+xml"/>
  <manifest:file-entry manifest:full-path="Pictures/1000020100000281000001DFC31459BAA8555002.png" manifest:media-type="image/png"/>
  <manifest:file-entry manifest:full-path="Pictures/100087C50000424000003182A37258F507F770F9.svg" manifest:media-type="image/svg+xml"/>
  <manifest:file-entry manifest:full-path="Pictures/100002010000021D00000169FD0C9182A96DF9ED.png" manifest:media-type="image/png"/>
  <manifest:file-entry manifest:full-path="Pictures/1000285100005C3100000D2071E63E17EDF2BA04.svg" manifest:media-type="image/svg+xml"/>
  <manifest:file-entry manifest:full-path="Pictures/10001CFD00003C0C00000A70AE7C86E0A49253FB.svg" manifest:media-type="image/svg+xml"/>
  <manifest:file-entry manifest:full-path="Pictures/1000267D0000570600001B9874F827B231F7DDF0.svg" manifest:media-type="image/svg+xml"/>
  <manifest:file-entry manifest:full-path="Pictures/100002010000034A0000010BFCA23A8A9347801F.png" manifest:media-type="image/png"/>
  <manifest:file-entry manifest:full-path="Pictures/100002010000037C0000007FD354CE6D050BA000.png" manifest:media-type="image/png"/>
  <manifest:file-entry manifest:full-path="Pictures/10001C0D000037EA0000254F22736C6497A0ABB6.svg" manifest:media-type="image/svg+xml"/>
  <manifest:file-entry manifest:full-path="Pictures/100032D50000513C000022EFC9F7CB5B9A2FEE6A.svg" manifest:media-type="image/svg+xml"/>
  <manifest:file-entry manifest:full-path="Pictures/10000201000003850000016F0D74D722AE2F759E.png" manifest:media-type="image/png"/>
  <manifest:file-entry manifest:full-path="Pictures/10003D1900005D1F000025EEA97E0368E71923FD.svg" manifest:media-type="image/svg+xml"/>
  <manifest:file-entry manifest:full-path="Pictures/100002010000024500000065A2D04EBF643E0F30.png" manifest:media-type="image/png"/>
  <manifest:file-entry manifest:full-path="Pictures/100049E80000297200003854B412CF6B90073DAC.svg" manifest:media-type="image/svg+xml"/>
  <manifest:file-entry manifest:full-path="Pictures/10001B340000401400000E436FC0BD9A96C2681D.svg" manifest:media-type="image/svg+xml"/>
  <manifest:file-entry manifest:full-path="Pictures/10000201000002670000008A9DAAAB60EDBECA1C.png" manifest:media-type="image/png"/>
  <manifest:file-entry manifest:full-path="Pictures/100002010000039000000093736CC2D827A824FD.png" manifest:media-type="image/png"/>
  <manifest:file-entry manifest:full-path="Pictures/10000201000002340000015DD3DDFE05491BF383.png" manifest:media-type="image/png"/>
  <manifest:file-entry manifest:full-path="Pictures/10004AF100005DA3000036AC513D137231F0664B.svg" manifest:media-type="image/svg+xml"/>
  <manifest:file-entry manifest:full-path="Pictures/10000201000001B30000010C09B38E689A3DD0DD.png" manifest:media-type="image/png"/>
  <manifest:file-entry manifest:full-path="Pictures/10000201000003000000028B1048F5ECBA40B6EE.png" manifest:media-type="image/png"/>
  <manifest:file-entry manifest:full-path="Pictures/1000267000005F3000000F31877796A680B95129.svg" manifest:media-type="image/svg+xml"/>
  <manifest:file-entry manifest:full-path="Pictures/1000335100003A4A00002412433D1653B5E1706D.svg" manifest:media-type="image/svg+xml"/>
  <manifest:file-entry manifest:full-path="Pictures/10000201000003990000009360C2EDC00DB79EB1.png" manifest:media-type="image/png"/>
  <manifest:file-entry manifest:full-path="Pictures/1000020100000191000002211BE18000E200D19A.png" manifest:media-type="image/png"/>
  <manifest:file-entry manifest:full-path="Pictures/100011A900003F9000000E4320EEBEA53CC35FA8.svg" manifest:media-type="image/svg+xml"/>
  <manifest:file-entry manifest:full-path="Pictures/100016B400002C5700001CD6D3177BA931C45CB1.svg" manifest:media-type="image/svg+xml"/>
  <manifest:file-entry manifest:full-path="Pictures/100002010000026C0000008AD54173937C5F952D.png" manifest:media-type="image/png"/>
  <manifest:file-entry manifest:full-path="Pictures/100002010000038A00000211A19ECF8848F2E8C8.png" manifest:media-type="image/png"/>
  <manifest:file-entry manifest:full-path="Pictures/1000934600009F4400003FC515DA4A4B4F9FD464.svg" manifest:media-type="image/svg+xml"/>
  <manifest:file-entry manifest:full-path="Pictures/10000201000001AD0000011712862D199EF2703A.png" manifest:media-type="image/png"/>
  <manifest:file-entry manifest:full-path="Pictures/10000201000004B700000190ECCE420D8FF99808.png" manifest:media-type="image/png"/>
  <manifest:file-entry manifest:full-path="Pictures/1000805000007CBF000029573EE6F39B0AE6F84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978cm" svg:x="0.842cm" svg:y="1.15cm">
          <draw:image xlink:href="Pictures/10003D1900005D1F000025EEA97E0368E71923FD.svg" xlink:type="simple" xlink:show="embed" xlink:actuate="onLoad" draw:mime-type="image/svg+xml">
            <text:p/>
          </draw:image>
          <draw:image xlink:href="Pictures/10000201000003850000016F0D74D722AE2F759E.png" xlink:type="simple" xlink:show="embed" xlink:actuate="onLoad" draw:mime-type="image/png"/>
        </draw:frame>
        <draw:frame draw:style-name="gr1" draw:text-style-name="P2" draw:layer="layout" svg:width="19.589cm" svg:height="6.21cm" svg:x="1.001cm" svg:y="9.395cm">
          <draw:image xlink:href="Pictures/1000267D0000570600001B9874F827B231F7DDF0.svg" xlink:type="simple" xlink:show="embed" xlink:actuate="onLoad" draw:mime-type="image/svg+xml">
            <text:p/>
          </draw:image>
          <draw:image xlink:href="Pictures/100002010000034A0000010BFCA23A8A9347801F.png" xlink:type="simple" xlink:show="embed" xlink:actuate="onLoad" draw:mime-type="image/png"/>
        </draw:frame>
        <draw:frame draw:style-name="gr1" draw:text-style-name="P1" draw:layer="layout" svg:width="19.589cm" svg:height="8.423cm" svg:x="1cm" svg:y="15.818cm">
          <draw:image xlink:href="Pictures/100032D50000513C000022EFC9F7CB5B9A2FEE6A.svg" xlink:type="simple" xlink:show="embed" xlink:actuate="onLoad" draw:mime-type="image/svg+xml">
            <text:p/>
          </draw:image>
          <draw:image xlink:href="Pictures/10000201000003120000015265FF0E49499AB4D3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1" draw:layer="layout" svg:width="16.959cm" svg:height="12.673cm" svg:x="2.202cm" svg:y="1.381cm">
          <draw:image xlink:href="Pictures/100087C50000424000003182A37258F507F770F9.svg" xlink:type="simple" xlink:show="embed" xlink:actuate="onLoad" draw:mime-type="image/svg+xml">
            <text:p/>
          </draw:image>
          <draw:image xlink:href="Pictures/1000020100000281000001DFC31459BAA8555002.png" xlink:type="simple" xlink:show="embed" xlink:actuate="onLoad" draw:mime-type="image/png"/>
        </draw:frame>
        <draw:frame draw:style-name="gr1" draw:text-style-name="P1" draw:layer="layout" svg:width="14.313cm" svg:height="9.55cm" svg:x="3.286cm" svg:y="15.605cm">
          <draw:image xlink:href="Pictures/10001C0D000037EA0000254F22736C6497A0ABB6.svg" xlink:type="simple" xlink:show="embed" xlink:actuate="onLoad" draw:mime-type="image/svg+xml">
            <text:p/>
          </draw:image>
          <draw:image xlink:href="Pictures/100002010000021D00000169FD0C9182A96DF9ED.png" xlink:type="simple" xlink:show="embed" xlink:actuate="onLoad" draw:mime-type="image/png"/>
        </draw:frame>
      </draw:page>
      <draw:page draw:name="page3" draw:style-name="dp1" draw:master-page-name="Default">
        <draw:frame draw:style-name="gr1" draw:text-style-name="P1" draw:layer="layout" svg:width="19.589cm" svg:height="16.609cm" svg:x="1.001cm" svg:y="1cm">
          <draw:image xlink:href="Pictures/1000D51800006F2A00005E42D7D27891DE6E7C62.svg" xlink:type="simple" xlink:show="embed" xlink:actuate="onLoad" draw:mime-type="image/svg+xml">
            <text:p/>
          </draw:image>
          <draw:image xlink:href="Pictures/10000201000003000000028B1048F5ECBA40B6EE.png" xlink:type="simple" xlink:show="embed" xlink:actuate="onLoad" draw:mime-type="image/png"/>
        </draw:frame>
        <draw:frame draw:style-name="gr1" draw:text-style-name="P1" draw:layer="layout" svg:width="15.371cm" svg:height="2.671cm" svg:x="2.901cm" svg:y="19.919cm">
          <draw:image xlink:href="Pictures/10001CFD00003C0C00000A70AE7C86E0A49253FB.svg" xlink:type="simple" xlink:show="embed" xlink:actuate="onLoad" draw:mime-type="image/svg+xml">
            <text:p/>
          </draw:image>
          <draw:image xlink:href="Pictures/100002010000024500000065A2D04EBF643E0F30.png" xlink:type="simple" xlink:show="embed" xlink:actuate="onLoad" draw:mime-type="image/png"/>
        </draw:frame>
      </draw:page>
      <draw:page draw:name="page4" draw:style-name="dp1" draw:master-page-name="Default">
        <draw:frame draw:style-name="gr1" draw:text-style-name="P1" draw:layer="layout" svg:width="10.609cm" svg:height="14.419cm" svg:x="5.572cm" svg:y="1.254cm">
          <draw:image xlink:href="Pictures/100049E80000297200003854B412CF6B90073DAC.svg" xlink:type="simple" xlink:show="embed" xlink:actuate="onLoad" draw:mime-type="image/svg+xml">
            <text:p/>
          </draw:image>
          <draw:image xlink:href="Pictures/1000020100000191000002211BE18000E200D19A.png" xlink:type="simple" xlink:show="embed" xlink:actuate="onLoad" draw:mime-type="image/png"/>
        </draw:frame>
      </draw:page>
      <draw:page draw:name="page5" draw:style-name="dp1" draw:master-page-name="Default">
        <draw:frame draw:style-name="gr1" draw:text-style-name="P1" draw:layer="layout" svg:width="16.403cm" svg:height="3.65cm" svg:x="2.27cm" svg:y="1.922cm">
          <draw:image xlink:href="Pictures/10001B340000401400000E436FC0BD9A96C2681D.svg" xlink:type="simple" xlink:show="embed" xlink:actuate="onLoad" draw:mime-type="image/svg+xml">
            <text:p/>
          </draw:image>
          <draw:image xlink:href="Pictures/100002010000026C0000008AD54173937C5F952D.png" xlink:type="simple" xlink:show="embed" xlink:actuate="onLoad" draw:mime-type="image/png"/>
        </draw:frame>
        <draw:frame draw:style-name="gr1" draw:text-style-name="P1" draw:layer="layout" svg:width="19.589cm" svg:height="3.125cm" svg:x="1cm" svg:y="6.384cm">
          <draw:image xlink:href="Pictures/1000267000005F3000000F31877796A680B95129.svg" xlink:type="simple" xlink:show="embed" xlink:actuate="onLoad" draw:mime-type="image/svg+xml">
            <text:p/>
          </draw:image>
          <draw:image xlink:href="Pictures/10000201000003990000009360C2EDC00DB79EB1.png" xlink:type="simple" xlink:show="embed" xlink:actuate="onLoad" draw:mime-type="image/png"/>
        </draw:frame>
        <draw:frame draw:style-name="gr1" draw:text-style-name="P1" draw:layer="layout" svg:width="16.271cm" svg:height="3.65cm" svg:x="3.398cm" svg:y="10.558cm">
          <draw:image xlink:href="Pictures/100011A900003F9000000E4320EEBEA53CC35FA8.svg" xlink:type="simple" xlink:show="embed" xlink:actuate="onLoad" draw:mime-type="image/svg+xml">
            <text:p/>
          </draw:image>
          <draw:image xlink:href="Pictures/10000201000002670000008A9DAAAB60EDBECA1C.png" xlink:type="simple" xlink:show="embed" xlink:actuate="onLoad" draw:mime-type="image/png"/>
        </draw:frame>
        <draw:frame draw:style-name="gr1" draw:text-style-name="P1" draw:layer="layout" svg:width="14.921cm" svg:height="9.233cm" svg:x="2.97cm" svg:y="17.256cm">
          <draw:image xlink:href="Pictures/1000335100003A4A00002412433D1653B5E1706D.svg" xlink:type="simple" xlink:show="embed" xlink:actuate="onLoad" draw:mime-type="image/svg+xml">
            <text:p/>
          </draw:image>
          <draw:image xlink:href="Pictures/10000201000002340000015DD3DDFE05491BF383.png" xlink:type="simple" xlink:show="embed" xlink:actuate="onLoad" draw:mime-type="image/png"/>
        </draw:frame>
      </draw:page>
      <draw:page draw:name="page6" draw:style-name="dp1" draw:master-page-name="Default">
        <draw:frame draw:style-name="gr1" draw:text-style-name="P1" draw:layer="layout" svg:width="19.589cm" svg:height="11.437cm" svg:x="0.588cm" svg:y="0.866cm">
          <draw:image xlink:href="Pictures/10004AF100005DA3000036AC513D137231F0664B.svg" xlink:type="simple" xlink:show="embed" xlink:actuate="onLoad" draw:mime-type="image/svg+xml">
            <text:p/>
          </draw:image>
          <draw:image xlink:href="Pictures/100002010000038A00000211A19ECF8848F2E8C8.png" xlink:type="simple" xlink:show="embed" xlink:actuate="onLoad" draw:mime-type="image/png"/>
        </draw:frame>
        <draw:frame draw:style-name="gr1" draw:text-style-name="P1" draw:layer="layout" svg:width="11.35cm" svg:height="7.381cm" svg:x="4.683cm" svg:y="12.796cm">
          <draw:image xlink:href="Pictures/100016B400002C5700001CD6D3177BA931C45CB1.svg" xlink:type="simple" xlink:show="embed" xlink:actuate="onLoad" draw:mime-type="image/svg+xml">
            <text:p/>
          </draw:image>
          <draw:image xlink:href="Pictures/10000201000001AD0000011712862D199EF2703A.png" xlink:type="simple" xlink:show="embed" xlink:actuate="onLoad" draw:mime-type="image/png"/>
        </draw:frame>
        <draw:frame draw:style-name="gr1" draw:text-style-name="P1" draw:layer="layout" svg:width="19.589cm" svg:height="6.49cm" svg:x="1.001cm" svg:y="20.926cm">
          <draw:image xlink:href="Pictures/1000805000007CBF000029573EE6F39B0AE6F846.svg" xlink:type="simple" xlink:show="embed" xlink:actuate="onLoad" draw:mime-type="image/svg+xml">
            <text:p/>
          </draw:image>
          <draw:image xlink:href="Pictures/10000201000004B700000190ECCE420D8FF99808.png" xlink:type="simple" xlink:show="embed" xlink:actuate="onLoad" draw:mime-type="image/png"/>
        </draw:frame>
      </draw:page>
      <draw:page draw:name="page7" draw:style-name="dp1" draw:master-page-name="Default">
        <draw:frame draw:style-name="gr1" draw:text-style-name="P1" draw:layer="layout" svg:width="17.567cm" svg:height="11.667cm" svg:x="1.635cm" svg:y="10.652cm">
          <draw:image xlink:href="Pictures/10004796000044A000002D948040974FAE6DD44C.svg" xlink:type="simple" xlink:show="embed" xlink:actuate="onLoad" draw:mime-type="image/svg+xml">
            <text:p/>
          </draw:image>
          <draw:image xlink:href="Pictures/1000020100000298000001B978D616E3DAEEB815.png" xlink:type="simple" xlink:show="embed" xlink:actuate="onLoad" draw:mime-type="image/png"/>
        </draw:frame>
        <draw:frame draw:style-name="gr1" draw:text-style-name="P1" draw:layer="layout" svg:width="11.508cm" svg:height="7.09cm" svg:x="4.986cm" svg:y="21.955cm">
          <draw:image xlink:href="Pictures/100019BC00002CF500001BB3BBABD100693FBA68.svg" xlink:type="simple" xlink:show="embed" xlink:actuate="onLoad" draw:mime-type="image/svg+xml">
            <text:p/>
          </draw:image>
          <draw:image xlink:href="Pictures/10000201000001B30000010C09B38E689A3DD0DD.png" xlink:type="simple" xlink:show="embed" xlink:actuate="onLoad" draw:mime-type="image/png"/>
        </draw:frame>
        <draw:frame draw:style-name="gr2" draw:text-style-name="P3" draw:layer="layout" svg:width="19.589cm" svg:height="7.842cm" svg:x="0.746cm" svg:y="1.889cm">
          <draw:image xlink:href="Pictures/1000934600009F4400003FC515DA4A4B4F9FD464.svg" xlink:type="simple" xlink:show="embed" xlink:actuate="onLoad" draw:mime-type="image/svg+xml">
            <text:p/>
          </draw:image>
          <draw:image xlink:href="Pictures/100002010000045D000001BF3D94E63D73B8456D.png" xlink:type="simple" xlink:show="embed" xlink:actuate="onLoad" draw:mime-type="image/png"/>
        </draw:frame>
      </draw:page>
      <draw:page draw:name="page8" draw:style-name="dp1" draw:master-page-name="Default">
        <draw:frame draw:style-name="gr1" draw:text-style-name="P1" draw:layer="layout" svg:width="19.589cm" svg:height="2.87cm" svg:x="0.842cm" svg:y="1.381cm">
          <draw:image xlink:href="Pictures/100026C100005F3000000DF4AE6ACBFBB352743D.svg" xlink:type="simple" xlink:show="embed" xlink:actuate="onLoad" draw:mime-type="image/svg+xml">
            <text:p/>
          </draw:image>
          <draw:image xlink:href="Pictures/10000201000003990000008711816E7B6275D6AE.png" xlink:type="simple" xlink:show="embed" xlink:actuate="onLoad" draw:mime-type="image/png"/>
        </draw:frame>
        <draw:frame draw:style-name="gr1" draw:text-style-name="P1" draw:layer="layout" svg:width="19.589cm" svg:height="3.156cm" svg:x="0.619cm" svg:y="5.572cm">
          <draw:image xlink:href="Pictures/10002FAC00005E4200000F318A4329386147B6C4.svg" xlink:type="simple" xlink:show="embed" xlink:actuate="onLoad" draw:mime-type="image/svg+xml">
            <text:p/>
          </draw:image>
          <draw:image xlink:href="Pictures/100002010000039000000093736CC2D827A824FD.png" xlink:type="simple" xlink:show="embed" xlink:actuate="onLoad" draw:mime-type="image/png"/>
        </draw:frame>
        <draw:frame draw:style-name="gr1" draw:text-style-name="P1" draw:layer="layout" svg:width="19.589cm" svg:height="2.787cm" svg:x="0.715cm" svg:y="9.77cm">
          <draw:image xlink:href="Pictures/1000285100005C3100000D2071E63E17EDF2BA04.svg" xlink:type="simple" xlink:show="embed" xlink:actuate="onLoad" draw:mime-type="image/svg+xml">
            <text:p/>
          </draw:image>
          <draw:image xlink:href="Pictures/100002010000037C0000007FD354CE6D050BA000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02T22:55:07.645458718</meta:creation-date>
    <dc:date>2021-01-20T10:02:18.385950539</dc:date>
    <meta:editing-duration>P1DT10H54M56S</meta:editing-duration>
    <meta:editing-cycles>6</meta:editing-cycles>
    <meta:generator>LibreOffice/7.0.3.1$Linux_X86_64 LibreOffice_project/00$Build-1</meta:generator>
    <dc:creator>Isaac Griffith</dc:creator>
    <meta:document-statistic meta:object-count="21"/>
  </office:meta>
</office:document-meta>
</file>